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6e5b0" officeooo:paragraph-rsid="0006e5b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e5b0" officeooo:paragraph-rsid="0006e5b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86e2d" officeooo:paragraph-rsid="00086e2d" style:font-size-asian="14pt" style:font-weight-asian="normal" style:font-size-complex="16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086e2d" officeooo:paragraph-rsid="00086e2d" style:font-size-asian="14pt" style:font-weight-asian="normal" style:font-size-complex="16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6pt" style:text-underline-style="none" fo:font-weight="normal" officeooo:rsid="00086e2d" officeooo:paragraph-rsid="00086e2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6e5b0" officeooo:paragraph-rsid="0006e5b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06e5b0" officeooo:paragraph-rsid="0006e5b0" style:font-size-asian="15.75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06e5b0" officeooo:paragraph-rsid="0006e5b0" style:font-size-asian="15.75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c9211e" loext:opacity="100%" fo:font-size="18pt" style:text-underline-style="none" fo:font-weight="bold" officeooo:rsid="0006e5b0" officeooo:paragraph-rsid="0006e5b0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ize="18pt" style:text-underline-style="none" fo:font-weight="bold" officeooo:rsid="0006e5b0" officeooo:paragraph-rsid="0006e5b0" style:font-size-asian="15.75pt" style:font-weight-asian="bold" style:font-size-complex="18pt" style:font-weight-complex="bold"/>
    </style:style>
    <style:style style:name="P11" style:family="paragraph">
      <style:paragraph-properties fo:text-align="cente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ava script</text:p>
      <text:p text:style-name="P6"/>
      <text:p text:style-name="P7">indentificadores</text:p>
      <text:p text:style-name="P7"/>
      <text:list xml:id="list1808354837" text:style-name="L1">
        <text:list-item>
          <text:p text:style-name="P8">podem começar com letra, $ ou _</text:p>
        </text:list-item>
        <text:list-item>
          <text:p text:style-name="P8">Não podem começar com numeros</text:p>
        </text:list-item>
        <text:list-item>
          <text:p text:style-name="P8">É possível usar letras ou numeros </text:p>
        </text:list-item>
        <text:list-item>
          <text:p text:style-name="P8">É possível usar acentos e símbolos</text:p>
        </text:list-item>
        <text:list-item>
          <text:p text:style-name="P8">Não pode conter espaços</text:p>
        </text:list-item>
        <text:list-item>
          <text:p text:style-name="P8">Não pode ser palavras reservadas (igual aos comandos )</text:p>
        </text:list-item>
        <text:list-item>
          <text:p text:style-name="P9">video aula 05 javascript minuto 15:00 </text:p>
        </text:list-item>
      </text:list>
      <text:p text:style-name="P10"/>
      <text:p text:style-name="P10"/>
      <text:p text:style-name="P10"><draw:line text:anchor-type="paragraph" draw:z-index="0" draw:name="Linha 1" draw:style-name="gr1" draw:text-style-name="P11" svg:x1="-1.224cm" svg:y1="0.129cm" svg:x2="18.673cm" svg:y2="0.076cm"><text:p/></draw:line></text:p>
      <text:list xml:id="list180932555531913" text:continue-numbering="true" text:style-name="L1">
        <text:list-header>
          <text:p text:style-name="P1"/>
        </text:list-header>
      </text:list>
      <text:p text:style-name="P2">Data types</text:p>
      <text:p text:style-name="P2"/>
      <text:list xml:id="list134804572" text:style-name="L2">
        <text:list-item>
          <text:p text:style-name="P4">Number</text:p>
          <text:p text:style-name="P4"><text:s text:c="6"/>infinity</text:p>
        </text:list-item>
      </text:list>
      <text:p text:style-name="P3"><text:tab/> <text:s text:c="5"/>NaN</text:p>
      <text:list xml:id="list28598179" text:style-name="L3">
        <text:list-item>
          <text:p text:style-name="P5">string</text:p>
        </text:list-item>
        <text:list-item>
          <text:p text:style-name="P5">boolean</text:p>
        </text:list-item>
        <text:list-item>
          <text:p text:style-name="P5">null</text:p>
        </text:list-item>
        <text:list-item>
          <text:p text:style-name="P5">undefined</text:p>
        </text:list-item>
        <text:list-item>
          <text:p text:style-name="P5">object</text:p>
          <text:p text:style-name="P5"><text:s text:c="5"/>Array</text:p>
        </text:list-item>
        <text:list-item>
          <text:p text:style-name="P5">function</text:p>
        </text:list-item>
      </text:list>
      <text:p text:style-name="P2"/>
      <text:p text:style-name="P2">mencionado no minuto 26 do vide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0T17:55:15.807000000</meta:creation-date>
    <dc:date>2023-02-10T18:09:30.894000000</dc:date>
    <meta:editing-duration>PT3M55S</meta:editing-duration>
    <meta:editing-cycles>1</meta:editing-cycles>
    <meta:document-statistic meta:table-count="0" meta:image-count="0" meta:object-count="0" meta:page-count="1" meta:paragraph-count="22" meta:word-count="81" meta:character-count="409" meta:non-whitespace-character-count="346"/>
    <meta:generator>LibreOffice/7.3.1.3$Windows_X86_64 LibreOffice_project/a69ca51ded25f3eefd52d7bf9a5fad8c90b87951</meta:generator>
  </office:meta>
</office:document-meta>
</file>